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2488" calcext:value-type="float">
            <text:p>90.7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6728" calcext:value-type="float">
            <text:p>90.4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652" calcext:value-type="float">
            <text:p>82.6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8712" calcext:value-type="float">
            <text:p>82.6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3504" calcext:value-type="float">
            <text:p>80.6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5008" calcext:value-type="float">
            <text:p>80.4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812" calcext:value-type="float">
            <text:p>76.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752" calcext:value-type="float">
            <text:p>74.2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5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4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1801</text:p>
          </table:table-cell>
          <table:table-cell office:value-type="string" calcext:value-type="string">
            <text:p>TWDB:1161801</text:p>
          </table:table-cell>
          <table:table-cell office:value-type="string" calcext:value-type="string">
            <text:p>193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